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sUrlHandlerMappingTests.preFlightRequestWithCorsConfiguration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rsUrlHandlerMappingTests.actualRequestWithGlobalCor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rsUrlHandlerMappingTests.actualRequestWithCorsAwar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rsUrlHandlerMappingTests.createExchange( HttpMethod method , String path , String 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rsAwareHandler.getCorsConfiguration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rsUrlHandlerMappingTests.preflightRequestWithoutCorsConfiguration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sUrlHandlerMappingTests.preFlightRequestWithGlobalCor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rsUrlHandlerMapp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CorsConfigurationSource.getCorsConfiguration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rsUrlHandlerMappingTests.preFlightWithCorsAwar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rsUrlHandlerMappingTests.actualRequestWithGlobalPatternCor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rsUrlHandlerMappingTests.actualRequestWithoutCorsConfiguration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sUrlHandlerMappingTests.actualRequestWithCorsConfiguration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